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5d0" officeooo:paragraph-rsid="000515d0"/>
    </style:style>
    <style:style style:name="P2" style:family="paragraph" style:parent-style-name="Standard">
      <style:text-properties officeooo:rsid="000515d0" officeooo:paragraph-rsid="0006771d"/>
    </style:style>
    <style:style style:name="P3" style:family="paragraph" style:parent-style-name="Standard">
      <style:text-properties officeooo:rsid="000515d0" officeooo:paragraph-rsid="00083ccc"/>
    </style:style>
    <style:style style:name="P4" style:family="paragraph" style:parent-style-name="Standard">
      <style:text-properties style:font-name="Liberation Sans" officeooo:rsid="000515d0" officeooo:paragraph-rsid="000515d0"/>
    </style:style>
    <style:style style:name="P5" style:family="paragraph" style:parent-style-name="Standard">
      <style:text-properties style:font-name="Liberation Sans" officeooo:rsid="000515d0" officeooo:paragraph-rsid="0006771d"/>
    </style:style>
    <style:style style:name="P6" style:family="paragraph" style:parent-style-name="Standard">
      <style:text-properties style:font-name="Liberation Sans" officeooo:rsid="000515d0" officeooo:paragraph-rsid="00083ccc"/>
    </style:style>
    <style:style style:name="P7" style:family="paragraph" style:parent-style-name="Standard">
      <style:text-properties fo:font-weight="bold" officeooo:rsid="000515d0" officeooo:paragraph-rsid="000515d0" style:font-weight-asian="bold" style:font-weight-complex="bold"/>
    </style:style>
    <style:style style:name="P8" style:family="paragraph" style:parent-style-name="Standard">
      <style:text-properties officeooo:rsid="000e9abd" officeooo:paragraph-rsid="000e9abd"/>
    </style:style>
    <style:style style:name="P9" style:family="paragraph" style:parent-style-name="Standard">
      <style:text-properties officeooo:rsid="000e9abd" officeooo:paragraph-rsid="00108b3f"/>
    </style:style>
    <style:style style:name="P10" style:family="paragraph" style:parent-style-name="Standard">
      <style:text-properties officeooo:rsid="000e9abd" officeooo:paragraph-rsid="00103d82"/>
    </style:style>
    <style:style style:name="P11" style:family="paragraph" style:parent-style-name="Standard">
      <style:text-properties style:use-window-font-color="true" style:font-name="Liberation Serif" officeooo:rsid="0006771d" officeooo:paragraph-rsid="0006771d"/>
    </style:style>
    <style:style style:name="P12" style:family="paragraph" style:parent-style-name="Standard">
      <style:text-properties style:use-window-font-color="true" style:font-name="Liberation Serif" officeooo:rsid="0006771d" officeooo:paragraph-rsid="00083ccc"/>
    </style:style>
    <style:style style:name="P13" style:family="paragraph" style:parent-style-name="Standard">
      <style:text-properties style:use-window-font-color="true" style:font-name="Liberation Serif" officeooo:rsid="0006771d" officeooo:paragraph-rsid="000e9abd"/>
    </style:style>
    <style:style style:name="P14" style:family="paragraph" style:parent-style-name="Standard">
      <style:text-properties style:use-window-font-color="true" style:font-name="Liberation Serif" fo:font-weight="bold" officeooo:rsid="0006771d" officeooo:paragraph-rsid="000e9abd" style:font-weight-asian="bold" style:font-weight-complex="bold"/>
    </style:style>
    <style:style style:name="P15" style:family="paragraph" style:parent-style-name="Standard">
      <style:text-properties style:use-window-font-color="true" style:font-name="Liberation Serif" fo:font-weight="bold" officeooo:rsid="0006771d" officeooo:paragraph-rsid="00143c8c" style:font-weight-asian="bold" style:font-weight-complex="bold"/>
    </style:style>
    <style:style style:name="P16" style:family="paragraph" style:parent-style-name="Standard">
      <style:text-properties style:use-window-font-color="true" style:font-name="Liberation Serif" officeooo:rsid="00143c8c" officeooo:paragraph-rsid="00143c8c"/>
    </style:style>
    <style:style style:name="P17" style:family="paragraph" style:parent-style-name="Standard">
      <style:text-properties style:use-window-font-color="true" style:font-name="Liberation Serif" officeooo:rsid="00143c8c" officeooo:paragraph-rsid="00143c8c"/>
    </style:style>
    <style:style style:name="P18" style:family="paragraph" style:parent-style-name="Standard">
      <style:text-properties style:use-window-font-color="true" style:font-name="Liberation Serif" fo:font-weight="bold" officeooo:rsid="0006771d" officeooo:paragraph-rsid="00161759" style:font-weight-asian="bold" style:font-weight-complex="bold"/>
    </style:style>
    <style:style style:name="P19" style:family="paragraph" style:parent-style-name="Standard">
      <style:text-properties style:use-window-font-color="true" style:font-name="Liberation Serif" fo:font-weight="bold" officeooo:rsid="0006771d" officeooo:paragraph-rsid="0041de23" style:font-weight-asian="bold" style:font-weight-complex="bold"/>
    </style:style>
    <style:style style:name="P20" style:family="paragraph" style:parent-style-name="Standard">
      <style:text-properties style:use-window-font-color="true" style:font-name="Liberation Serif" officeooo:rsid="00165dd9" officeooo:paragraph-rsid="00167093"/>
    </style:style>
    <style:style style:name="P21" style:family="paragraph" style:parent-style-name="Standard">
      <style:text-properties style:use-window-font-color="true" style:font-name="Liberation Serif" officeooo:rsid="00165dd9" officeooo:paragraph-rsid="002ffcc0"/>
    </style:style>
    <style:style style:name="P22" style:family="paragraph" style:parent-style-name="Standard">
      <style:text-properties style:use-window-font-color="true" style:font-name="Liberation Serif" officeooo:rsid="00167093" officeooo:paragraph-rsid="00167093"/>
    </style:style>
    <style:style style:name="P23" style:family="paragraph" style:parent-style-name="Standard">
      <style:text-properties style:use-window-font-color="true" style:font-name="Liberation Serif" officeooo:rsid="00167093" officeooo:paragraph-rsid="00167093" fo:background-color="#dddddd"/>
    </style:style>
    <style:style style:name="P24" style:family="paragraph" style:parent-style-name="Standard">
      <style:text-properties style:use-window-font-color="true" style:font-name="Liberation Serif" officeooo:rsid="00167093" officeooo:paragraph-rsid="00167093" fo:background-color="#00ccff"/>
    </style:style>
    <style:style style:name="P25" style:family="paragraph" style:parent-style-name="Standard">
      <style:text-properties style:use-window-font-color="true" style:font-name="Liberation Serif" officeooo:rsid="00167093" officeooo:paragraph-rsid="002ffcc0" fo:background-color="#00ccff"/>
    </style:style>
    <style:style style:name="P26" style:family="paragraph" style:parent-style-name="Standard">
      <style:text-properties style:use-window-font-color="true" style:font-name="Liberation Serif" officeooo:rsid="0017b966" officeooo:paragraph-rsid="0017b966"/>
    </style:style>
    <style:style style:name="P27" style:family="paragraph" style:parent-style-name="Standard">
      <style:text-properties style:use-window-font-color="true" style:font-name="Liberation Serif" officeooo:rsid="00199fe9" officeooo:paragraph-rsid="00199fe9"/>
    </style:style>
    <style:style style:name="P28" style:family="paragraph" style:parent-style-name="Standard">
      <style:text-properties style:use-window-font-color="true" style:font-name="Liberation Serif" officeooo:rsid="00199fe9" officeooo:paragraph-rsid="00199fe9" fo:background-color="transparent"/>
    </style:style>
    <style:style style:name="P29" style:family="paragraph" style:parent-style-name="Standard">
      <style:text-properties style:use-window-font-color="true" style:font-name="Liberation Serif" officeooo:rsid="001b33ee" officeooo:paragraph-rsid="001b33ee" fo:background-color="transparent"/>
    </style:style>
    <style:style style:name="P30" style:family="paragraph" style:parent-style-name="Standard">
      <style:text-properties style:use-window-font-color="true" style:font-name="Liberation Serif" officeooo:rsid="001d67ae" officeooo:paragraph-rsid="001d67ae" fo:background-color="transparent"/>
    </style:style>
    <style:style style:name="P31" style:family="paragraph" style:parent-style-name="Standard">
      <style:text-properties style:use-window-font-color="true" style:font-name="Liberation Serif" officeooo:rsid="001d67ae" officeooo:paragraph-rsid="001e98a4" fo:background-color="transparent"/>
    </style:style>
    <style:style style:name="P32" style:family="paragraph" style:parent-style-name="Standard">
      <style:text-properties style:use-window-font-color="true" style:font-name="Liberation Serif" officeooo:rsid="00216c26" officeooo:paragraph-rsid="00242777" fo:background-color="transparent"/>
    </style:style>
    <style:style style:name="P33" style:family="paragraph" style:parent-style-name="Standard">
      <style:text-properties style:use-window-font-color="true" style:font-name="Liberation Serif" officeooo:rsid="00299683" officeooo:paragraph-rsid="00299683" fo:background-color="transparent"/>
    </style:style>
    <style:style style:name="P34" style:family="paragraph" style:parent-style-name="Standard">
      <style:text-properties style:use-window-font-color="true" style:font-name="Liberation Serif" officeooo:rsid="002ab145" officeooo:paragraph-rsid="002ab145" fo:background-color="transparent"/>
    </style:style>
    <style:style style:name="P35" style:family="paragraph" style:parent-style-name="Standard">
      <style:text-properties style:use-window-font-color="true" style:font-name="Liberation Serif" officeooo:rsid="002ba712" officeooo:paragraph-rsid="002ba712" fo:background-color="transparent"/>
    </style:style>
    <style:style style:name="P36" style:family="paragraph" style:parent-style-name="Standard">
      <style:text-properties style:use-window-font-color="true" style:font-name="Liberation Serif" officeooo:rsid="002ba712" officeooo:paragraph-rsid="002bed4d" fo:background-color="transparent"/>
    </style:style>
    <style:style style:name="P37" style:family="paragraph" style:parent-style-name="Standard">
      <style:text-properties style:use-window-font-color="true" style:font-name="Liberation Serif" officeooo:rsid="002ba712" officeooo:paragraph-rsid="002cfcaa" fo:background-color="transparent"/>
    </style:style>
    <style:style style:name="P38" style:family="paragraph" style:parent-style-name="Standard">
      <style:text-properties style:use-window-font-color="true" style:font-name="Liberation Serif" officeooo:rsid="002ba712" officeooo:paragraph-rsid="002ecfa1" fo:background-color="transparent"/>
    </style:style>
    <style:style style:name="P39" style:family="paragraph" style:parent-style-name="Standard">
      <style:text-properties style:use-window-font-color="true" style:font-name="Liberation Serif" officeooo:rsid="002c7ffc" officeooo:paragraph-rsid="002c7ffc" fo:background-color="transparent"/>
    </style:style>
    <style:style style:name="P40" style:family="paragraph" style:parent-style-name="Standard">
      <style:text-properties style:use-window-font-color="true" style:font-name="Liberation Serif" officeooo:rsid="00356986" officeooo:paragraph-rsid="00356986" fo:background-color="transparent"/>
    </style:style>
    <style:style style:name="P41" style:family="paragraph" style:parent-style-name="Standard">
      <style:text-properties style:use-window-font-color="true" style:font-name="Liberation Serif" officeooo:rsid="00356986" officeooo:paragraph-rsid="003b2431" fo:background-color="transparent"/>
    </style:style>
    <style:style style:name="P42" style:family="paragraph" style:parent-style-name="Standard">
      <style:text-properties style:use-window-font-color="true" style:font-name="Liberation Serif" officeooo:rsid="003d1d4c" officeooo:paragraph-rsid="003d1d4c" fo:background-color="transparent"/>
    </style:style>
    <style:style style:name="P43" style:family="paragraph" style:parent-style-name="Standard">
      <style:text-properties style:use-window-font-color="true" style:font-name="Liberation Serif" officeooo:rsid="001ca29b" officeooo:paragraph-rsid="001ca29b"/>
    </style:style>
    <style:style style:name="P44" style:family="paragraph" style:parent-style-name="Standard">
      <style:text-properties style:use-window-font-color="true" style:font-name="Liberation Serif" officeooo:rsid="001ee659" officeooo:paragraph-rsid="001ee659"/>
    </style:style>
    <style:style style:name="P45" style:family="paragraph" style:parent-style-name="Standard">
      <style:text-properties style:use-window-font-color="true" style:font-name="Liberation Serif" officeooo:rsid="001f1a4e" officeooo:paragraph-rsid="001f1a4e"/>
    </style:style>
    <style:style style:name="P46" style:family="paragraph" style:parent-style-name="Standard">
      <style:text-properties style:use-window-font-color="true" style:font-name="Liberation Serif" officeooo:rsid="001f4030" officeooo:paragraph-rsid="001f4030"/>
    </style:style>
    <style:style style:name="P47" style:family="paragraph" style:parent-style-name="Standard">
      <style:text-properties style:use-window-font-color="true" style:font-name="Liberation Serif" officeooo:rsid="001fc276" officeooo:paragraph-rsid="001fc276"/>
    </style:style>
    <style:style style:name="P48" style:family="paragraph" style:parent-style-name="Standard">
      <style:text-properties style:use-window-font-color="true" style:font-name="Liberation Serif" officeooo:rsid="001fddd7" officeooo:paragraph-rsid="001fddd7"/>
    </style:style>
    <style:style style:name="P49" style:family="paragraph" style:parent-style-name="Standard">
      <style:text-properties style:use-window-font-color="true" style:font-name="Liberation Serif" officeooo:rsid="00208a7c" officeooo:paragraph-rsid="00208a7c"/>
    </style:style>
    <style:style style:name="P50" style:family="paragraph" style:parent-style-name="Standard">
      <style:text-properties style:use-window-font-color="true" style:font-name="Liberation Serif" officeooo:rsid="00216c26" officeooo:paragraph-rsid="00216c26"/>
    </style:style>
    <style:style style:name="P51" style:family="paragraph" style:parent-style-name="Standard">
      <style:text-properties style:use-window-font-color="true" style:font-name="Liberation Serif" officeooo:rsid="00222c5c" officeooo:paragraph-rsid="00222c5c"/>
    </style:style>
    <style:style style:name="P52" style:family="paragraph" style:parent-style-name="Standard">
      <style:text-properties style:use-window-font-color="true" style:font-name="Liberation Serif" officeooo:rsid="00226fdb" officeooo:paragraph-rsid="00226fdb"/>
    </style:style>
    <style:style style:name="P53" style:family="paragraph" style:parent-style-name="Standard">
      <style:text-properties style:use-window-font-color="true" style:font-name="Liberation Serif" officeooo:rsid="0024117e" officeooo:paragraph-rsid="0024117e"/>
    </style:style>
    <style:style style:name="P54" style:family="paragraph" style:parent-style-name="Standard">
      <style:text-properties style:use-window-font-color="true" style:font-name="Liberation Serif" officeooo:rsid="002f1276" officeooo:paragraph-rsid="002f1276"/>
    </style:style>
    <style:style style:name="P55" style:family="paragraph" style:parent-style-name="Standard">
      <style:text-properties style:use-window-font-color="true" style:font-name="Liberation Serif" officeooo:rsid="002ffcc0" officeooo:paragraph-rsid="002ffcc0"/>
    </style:style>
    <style:style style:name="P56" style:family="paragraph" style:parent-style-name="Standard">
      <style:text-properties style:use-window-font-color="true" style:font-name="Liberation Serif" officeooo:rsid="002ffcc0" officeooo:paragraph-rsid="0034b454"/>
    </style:style>
    <style:style style:name="P57" style:family="paragraph" style:parent-style-name="Standard">
      <style:text-properties style:use-window-font-color="true" style:font-name="Liberation Serif" officeooo:rsid="003eec04" officeooo:paragraph-rsid="003eec04"/>
    </style:style>
    <style:style style:name="P58" style:family="paragraph" style:parent-style-name="Standard">
      <style:text-properties style:use-window-font-color="true" style:font-name="Liberation Serif" officeooo:rsid="00356986" officeooo:paragraph-rsid="00356986" fo:background-color="#ff99ff"/>
    </style:style>
    <style:style style:name="P59" style:family="paragraph" style:parent-style-name="Standard">
      <style:text-properties style:use-window-font-color="true" style:font-name="Liberation Serif" officeooo:rsid="00356986" officeooo:paragraph-rsid="003695b5" fo:background-color="#ff99ff"/>
    </style:style>
    <style:style style:name="P60" style:family="paragraph" style:parent-style-name="Standard">
      <style:text-properties style:use-window-font-color="true" style:font-name="Liberation Serif" officeooo:rsid="00356986" officeooo:paragraph-rsid="0037c215" fo:background-color="#ff99ff"/>
    </style:style>
    <style:style style:name="P61" style:family="paragraph" style:parent-style-name="Standard">
      <style:text-properties style:use-window-font-color="true" style:font-name="Liberation Serif" officeooo:rsid="00356986" officeooo:paragraph-rsid="00369734" fo:background-color="#ff99ff"/>
    </style:style>
    <style:style style:name="P62" style:family="paragraph" style:parent-style-name="Standard">
      <style:text-properties style:use-window-font-color="true" style:font-name="Liberation Serif" officeooo:rsid="002ffcc0" officeooo:paragraph-rsid="0034b454" fo:background-color="#ff99ff"/>
    </style:style>
    <style:style style:name="P63" style:family="paragraph" style:parent-style-name="Standard">
      <style:text-properties style:use-window-font-color="true" style:font-name="Liberation Serif" officeooo:rsid="002ffcc0" officeooo:paragraph-rsid="0032e62b" fo:background-color="#ff9999"/>
    </style:style>
    <style:style style:name="P64" style:family="paragraph" style:parent-style-name="Standard">
      <style:text-properties style:use-window-font-color="true" style:font-name="Liberation Serif" officeooo:rsid="002ffcc0" officeooo:paragraph-rsid="0031f6c0" fo:background-color="#ff9999"/>
    </style:style>
    <style:style style:name="P65" style:family="paragraph" style:parent-style-name="Standard">
      <style:text-properties style:use-window-font-color="true" style:font-name="Liberation Serif" officeooo:rsid="002ffcc0" officeooo:paragraph-rsid="002ffcc0" fo:background-color="#ff9999"/>
    </style:style>
    <style:style style:name="P66" style:family="paragraph" style:parent-style-name="Standard">
      <style:text-properties style:use-window-font-color="true" style:font-name="Liberation Serif" officeooo:rsid="002ffcc0" officeooo:paragraph-rsid="00351ca1" fo:background-color="#ff9999"/>
    </style:style>
    <style:style style:name="P67" style:family="paragraph" style:parent-style-name="Standard">
      <style:text-properties style:use-window-font-color="true" style:font-name="Liberation Serif" officeooo:rsid="00208a7c" officeooo:paragraph-rsid="00208a7c" fo:background-color="#ff9999"/>
    </style:style>
    <style:style style:name="P68" style:family="paragraph" style:parent-style-name="Standard">
      <style:text-properties style:use-window-font-color="true" style:font-name="Liberation Serif" officeooo:rsid="00356986" officeooo:paragraph-rsid="003960e8" fo:background-color="#ff9999"/>
    </style:style>
    <style:style style:name="P69" style:family="paragraph" style:parent-style-name="Standard">
      <style:text-properties style:use-window-font-color="true" style:font-name="Liberation Serif" officeooo:rsid="004219a8" officeooo:paragraph-rsid="0049d984"/>
    </style:style>
    <style:style style:name="P70" style:family="paragraph" style:parent-style-name="Standard">
      <style:text-properties style:use-window-font-color="true" style:font-name="Liberation Serif" officeooo:rsid="00436de6" officeooo:paragraph-rsid="0049d984"/>
    </style:style>
    <style:style style:name="P71" style:family="paragraph" style:parent-style-name="Standard">
      <style:text-properties style:use-window-font-color="true" style:font-name="Liberation Serif" officeooo:rsid="00455b2b" officeooo:paragraph-rsid="00455b2b"/>
    </style:style>
    <style:style style:name="P72" style:family="paragraph" style:parent-style-name="Standard">
      <style:text-properties style:use-window-font-color="true" style:font-name="Liberation Serif" officeooo:rsid="00455b2b" officeooo:paragraph-rsid="00473ff3"/>
    </style:style>
    <style:style style:name="P73" style:family="paragraph" style:parent-style-name="Standard">
      <style:text-properties style:use-window-font-color="true" style:font-name="Liberation Serif" officeooo:rsid="0045c312" officeooo:paragraph-rsid="0045c312"/>
    </style:style>
    <style:style style:name="P74" style:family="paragraph" style:parent-style-name="Standard">
      <style:text-properties style:use-window-font-color="true" style:font-name="Liberation Serif" officeooo:rsid="004a4a78" officeooo:paragraph-rsid="004a4a78"/>
    </style:style>
    <style:style style:name="P75" style:family="paragraph" style:parent-style-name="Standard">
      <style:text-properties fo:font-weight="bold" officeooo:rsid="000515d0" officeooo:paragraph-rsid="000515d0" style:font-weight-asian="bold" style:font-weight-complex="bold"/>
    </style:style>
    <style:style style:name="P76" style:family="paragraph" style:parent-style-name="Standard">
      <style:text-properties officeooo:rsid="000e9abd" officeooo:paragraph-rsid="00103d82"/>
    </style:style>
    <style:style style:name="P77" style:family="paragraph" style:parent-style-name="Standard">
      <style:text-properties officeooo:rsid="00255c2f" officeooo:paragraph-rsid="00255c2f"/>
    </style:style>
    <style:style style:name="T1" style:family="text">
      <style:text-properties officeooo:rsid="000563b2"/>
    </style:style>
    <style:style style:name="T2" style:family="text">
      <style:text-properties fo:color="#6666ff"/>
    </style:style>
    <style:style style:name="T3" style:family="text">
      <style:text-properties fo:color="#6666ff" officeooo:rsid="0006771d"/>
    </style:style>
    <style:style style:name="T4" style:family="text">
      <style:text-properties fo:color="#6666ff" officeooo:rsid="00083ccc"/>
    </style:style>
    <style:style style:name="T5" style:family="text">
      <style:text-properties fo:color="#009933"/>
    </style:style>
    <style:style style:name="T6" style:family="text">
      <style:text-properties fo:color="#009933" officeooo:rsid="00083cc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83ccc"/>
    </style:style>
    <style:style style:name="T9" style:family="text">
      <style:text-properties style:use-window-font-color="true" officeooo:rsid="0006771d"/>
    </style:style>
    <style:style style:name="T10" style:family="text">
      <style:text-properties style:use-window-font-color="true" officeooo:rsid="00083ccc"/>
    </style:style>
    <style:style style:name="T11" style:family="text">
      <style:text-properties style:use-window-font-color="true" style:font-name="Liberation Serif" officeooo:rsid="0006771d"/>
    </style:style>
    <style:style style:name="T12" style:family="text">
      <style:text-properties style:use-window-font-color="true" style:font-name="Liberation Serif" officeooo:rsid="00083ccc"/>
    </style:style>
    <style:style style:name="T13" style:family="text">
      <style:text-properties style:use-window-font-color="true" style:font-name="Liberation Serif" officeooo:rsid="00165dd9"/>
    </style:style>
    <style:style style:name="T14" style:family="text">
      <style:text-properties style:use-window-font-color="true" style:font-name="Liberation Serif" officeooo:rsid="00167093" fo:background-color="#dddddd" loext:char-shading-value="0"/>
    </style:style>
    <style:style style:name="T15" style:family="text">
      <style:text-properties officeooo:rsid="00108b3f"/>
    </style:style>
    <style:style style:name="T16" style:family="text">
      <style:text-properties officeooo:rsid="001245cb"/>
    </style:style>
    <style:style style:name="T17" style:family="text">
      <style:text-properties officeooo:rsid="00143c8c"/>
    </style:style>
    <style:style style:name="T18" style:family="text">
      <style:text-properties officeooo:rsid="00161759"/>
    </style:style>
    <style:style style:name="T19" style:family="text">
      <style:text-properties officeooo:rsid="00165dd9"/>
    </style:style>
    <style:style style:name="T20" style:family="text">
      <style:text-properties officeooo:rsid="00167093"/>
    </style:style>
    <style:style style:name="T21" style:family="text">
      <style:text-properties officeooo:rsid="0017b966"/>
    </style:style>
    <style:style style:name="T22" style:family="text">
      <style:text-properties officeooo:rsid="001ca29b"/>
    </style:style>
    <style:style style:name="T23" style:family="text">
      <style:text-properties officeooo:rsid="001e98a4"/>
    </style:style>
    <style:style style:name="T24" style:family="text">
      <style:text-properties fo:background-color="#dddddd" loext:char-shading-value="0"/>
    </style:style>
    <style:style style:name="T25" style:family="text">
      <style:text-properties officeooo:rsid="00242777"/>
    </style:style>
    <style:style style:name="T26" style:family="text">
      <style:text-properties officeooo:rsid="002ada23"/>
    </style:style>
    <style:style style:name="T27" style:family="text">
      <style:text-properties officeooo:rsid="002bed4d"/>
    </style:style>
    <style:style style:name="T28" style:family="text">
      <style:text-properties officeooo:rsid="002cfcaa"/>
    </style:style>
    <style:style style:name="T29" style:family="text">
      <style:text-properties officeooo:rsid="002ecfa1"/>
    </style:style>
    <style:style style:name="T30" style:family="text">
      <style:text-properties officeooo:rsid="0031f6c0"/>
    </style:style>
    <style:style style:name="T31" style:family="text">
      <style:text-properties officeooo:rsid="0034b454"/>
    </style:style>
    <style:style style:name="T32" style:family="text">
      <style:text-properties officeooo:rsid="00351ca1"/>
    </style:style>
    <style:style style:name="T33" style:family="text">
      <style:text-properties officeooo:rsid="003695b5"/>
    </style:style>
    <style:style style:name="T34" style:family="text">
      <style:text-properties officeooo:rsid="00369734"/>
    </style:style>
    <style:style style:name="T35" style:family="text">
      <style:text-properties officeooo:rsid="003960e8"/>
    </style:style>
    <style:style style:name="T36" style:family="text">
      <style:text-properties officeooo:rsid="003b2431"/>
    </style:style>
    <style:style style:name="T37" style:family="text">
      <style:text-properties officeooo:rsid="0041de23"/>
    </style:style>
    <style:style style:name="T38" style:family="text">
      <style:text-properties officeooo:rsid="00473ff3"/>
    </style:style>
    <style:style style:name="T39" style:family="text">
      <style:text-properties officeooo:rsid="0049d984"/>
    </style:style>
    <style:style style:name="T40" style:family="text">
      <style:text-properties officeooo:rsid="004a4a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erceived reasons <text:span text:style-name="T19">for</text:span> differences in sequence length</text:h>
      <text:p text:style-name="P7"/>
      <text:p text:style-name="P7">FLI-L1_ORF1</text:p>
      <text:p text:style-name="P1"/>
      <text:p text:style-name="P1"><text:tab/><text:tab/><text:span text:style-name="T1">Deletion at column 60</text:span></text:p>
      <text:p text:style-name="P4"><text:span text:style-name="T7">Row 3<text:tab/></text:span><text:tab/><text:span text:style-name="T2">TCC</text:span>TCC<text:span text:style-name="T5">AAA</text:span></text:p>
      <text:p text:style-name="P4"><text:span text:style-name="T7">Row 4<text:tab/></text:span><text:tab/><text:span text:style-name="T2">TCC</text:span><text:span text:style-name="T5">AAA</text:span></text:p>
      <text:p text:style-name="P4"><text:span text:style-name="T7">Row 5<text:tab/></text:span><text:tab/><text:span text:style-name="T2">TCC</text:span>TCC<text:span text:style-name="T5">AAA</text:span></text:p>
      <text:p text:style-name="P1"/>
      <text:p text:style-name="P2"><text:tab/><text:tab/><text:span text:style-name="T1">Deletion at end</text:span></text:p>
      <text:p text:style-name="P5"><text:span text:style-name="T7">Row 3<text:tab/></text:span><text:tab/><text:span text:style-name="T2">C</text:span><text:span text:style-name="T3">CAAA</text:span><text:span text:style-name="T9">ATG</text:span></text:p>
      <text:p text:style-name="P5"><text:span text:style-name="T7">Row 4<text:tab/></text:span><text:tab/><text:span text:style-name="T2">CC</text:span><text:span text:style-name="T3">AAA</text:span></text:p>
      <text:p text:style-name="P5"><text:span text:style-name="T7">Row 5<text:tab/></text:span><text:tab/><text:span text:style-name="T2">C</text:span><text:span text:style-name="T3">CAAA</text:span><text:span text:style-name="T9">ATG</text:span></text:p>
      <text:p text:style-name="P11"/>
      <text:p text:style-name="P3"><text:tab/><text:tab/><text:span text:style-name="T1">Deletion at column 416</text:span></text:p>
      <text:p text:style-name="P6"><text:span text:style-name="T7">Row </text:span><text:span text:style-name="T8">51</text:span><text:span text:style-name="T7"><text:tab/></text:span><text:span text:style-name="T4">GA</text:span><text:span text:style-name="T3">A</text:span><text:span text:style-name="T9">T</text:span><text:span text:style-name="T10">AA</text:span><text:span text:style-name="T6">AAA</text:span></text:p>
      <text:p text:style-name="P6"><text:span text:style-name="T7">Row </text:span><text:span text:style-name="T8">52</text:span><text:tab/><text:span text:style-name="T4">GA</text:span><text:span text:style-name="T3">A</text:span><text:span text:style-name="T6">AAA</text:span></text:p>
      <text:p text:style-name="P6"><text:span text:style-name="T7">Row 5</text:span><text:span text:style-name="T8">3</text:span><text:tab/><text:span text:style-name="T4">GA</text:span><text:span text:style-name="T3">A</text:span><text:span text:style-name="T9">T</text:span><text:span text:style-name="T10">AA</text:span><text:span text:style-name="T6">AAA</text:span></text:p>
      <text:p text:style-name="P12"/>
      <text:p text:style-name="P3"><text:tab/><text:tab/><text:span text:style-name="T1">Deletion at column 133</text:span></text:p>
      <text:p text:style-name="P6"><text:span text:style-name="T7">Row </text:span><text:span text:style-name="T8">121</text:span><text:span text:style-name="T7"><text:tab/></text:span><text:span text:style-name="T4">GA</text:span><text:span text:style-name="T3">A</text:span><text:span text:style-name="T10">GAA</text:span><text:span text:style-name="T6">GGC</text:span></text:p>
      <text:p text:style-name="P6"><text:span text:style-name="T7">Row </text:span><text:span text:style-name="T8">122</text:span><text:tab/><text:span text:style-name="T4">GA</text:span><text:span text:style-name="T3">A</text:span><text:span text:style-name="T6">GGC</text:span></text:p>
      <text:p text:style-name="P6"><text:span text:style-name="T11">Row </text:span><text:span text:style-name="T12">123</text:span><text:span text:style-name="T9"><text:tab/></text:span><text:span text:style-name="T4">GA</text:span><text:span text:style-name="T3">A</text:span><text:span text:style-name="T10">GAA</text:span><text:span text:style-name="T6">GGC</text:span></text:p>
      <text:p text:style-name="P11"/>
      <text:p text:style-name="P14">FLI-L1_ORF<text:span text:style-name="T16">2</text:span></text:p>
      <text:p text:style-name="P11"/>
      <text:p text:style-name="P77">Row 5, column 88</text:p>
      <text:p text:style-name="P10">Row 59, column 2073, deletion of 3 characters</text:p>
      <text:p text:style-name="P10">Row 60, column 1457, deletion of 9 characters</text:p>
      <text:p text:style-name="P10">Row 61, column 2720, deletion of 396 characters</text:p>
      <text:p text:style-name="P8">Row 73, column 2107, deletion of 3 characters</text:p>
      <text:p text:style-name="P8">Row 83, column 2347, deletion of 3 characters</text:p>
      <text:p text:style-name="P10">Row 86, column 2896, insertion of AAAAAA</text:p>
      <text:p text:style-name="P10">Row 88, column 2959, insertion of TGT</text:p>
      <text:p text:style-name="P8">Row 93, column 1023, deletion of 42 characters</text:p>
      <text:p text:style-name="P8">Row 94, column 1153, deletion of 3 characters</text:p>
      <text:p text:style-name="P9">Row <text:span text:style-name="T15">120</text:span>, column <text:span text:style-name="T15">3383</text:span>, deletion of 3 characters</text:p>
      <text:p text:style-name="P13"/>
      <text:p text:style-name="P15">FLI-L1_<text:span text:style-name="T17">Inter</text:span></text:p>
      <text:p text:style-name="P11"/>
      <text:p text:style-name="P16">Row 4, column 1, insertion of AGG</text:p>
      <text:p text:style-name="P16">Row 98, insertion of A at the end</text:p>
      <text:p text:style-name="P16"/>
      <text:p text:style-name="P18">FLI-L1_<text:span text:style-name="T18">3UTR</text:span></text:p>
      <text:p text:style-name="P16"/>
      <text:p text:style-name="P58">Row 2, insertion of T at end?</text:p>
      <text:p text:style-name="P42">Row 3, column 100, deletion of C, insertion of G at end?</text:p>
      <text:p text:style-name="P33"><text:soft-page-break/>Row 5, column 88, deletion of T, insertion of TTT at end?</text:p>
      <text:p text:style-name="P41">Row <text:span text:style-name="T34">11</text:span>, insertion of <text:span text:style-name="T36">G</text:span> at end?</text:p>
      <text:p text:style-name="P31">Row <text:span text:style-name="T23">14</text:span>, insertion of TG<text:span text:style-name="T23">CA</text:span> at end?</text:p>
      <text:p text:style-name="P59">Row <text:span text:style-name="T33">17</text:span>, insertion of T at end?</text:p>
      <text:p text:style-name="P22"><text:span text:style-name="T24">Row 19, column 163, deletion of CTAA</text:span></text:p>
      <text:p text:style-name="P58">Row 24, insertion of T at end?</text:p>
      <text:p text:style-name="P30">Row 30, insertion of TGAC at end?</text:p>
      <text:p text:style-name="P24">Row 32, column 208, deletion of T</text:p>
      <text:p text:style-name="P28">Row 35, column 70, insertion of G, column 225, insertion of GGA?</text:p>
      <text:p text:style-name="P39">Row 36, column 209, insertion of TT?</text:p>
      <text:p text:style-name="P29">Row 39, insertinoof CTACA at end?</text:p>
      <text:p text:style-name="P36">Row 4<text:span text:style-name="T27">4</text:span>, insertion of TT at end?</text:p>
      <text:p text:style-name="P40">Row 45, column 70, A changed into TC</text:p>
      <text:p text:style-name="P34">Row 46, column 46, deletion of TG, <text:span text:style-name="T26">insertion of TGAA at end?</text:span></text:p>
      <text:p text:style-name="P35">Row 48, insertion of TT at end?</text:p>
      <text:p text:style-name="P32">Row <text:span text:style-name="T25">50</text:span>, insertion of TA at end?</text:p>
      <text:p text:style-name="P23">Row 52, column 163, deletion of CTAA</text:p>
      <text:p text:style-name="P66">Row <text:span text:style-name="T32">56</text:span>, insertion of <text:span text:style-name="T32">A</text:span> at end?</text:p>
      <text:p text:style-name="P27">Row 57, column 221, i<text:span text:style-name="T22">n</text:span>sertion of GTATA?</text:p>
      <text:p text:style-name="P47">Row 60, column 149, insertion of AT, column 209, insertion of T?</text:p>
      <text:p text:style-name="P56">Row <text:span text:style-name="T31">63</text:span>, insertion of <text:span text:style-name="T31">C</text:span> at end?</text:p>
      <text:p text:style-name="P46">Row 64, insertion of TTT at end?</text:p>
      <text:p text:style-name="P62">Row <text:span text:style-name="T31">66</text:span>, insertion of <text:span text:style-name="T31">T</text:span> at end?</text:p>
      <text:p text:style-name="P53">Row 72, insertion of TC at end?</text:p>
      <text:p text:style-name="P43">Row 75, column 223, insertion of TCTA?</text:p>
      <text:p text:style-name="P26">Row 76, column 209, insertion of AATAAT? Or ATAATT @ col 216?</text:p>
      <text:p text:style-name="P63">Row <text:span text:style-name="T30">73</text:span>, insertion of A at end?</text:p>
      <text:p text:style-name="P64">Row <text:span text:style-name="T30">79</text:span>, insertion of A at end?</text:p>
      <text:p text:style-name="P65">Row 82, insertion of A at end?</text:p>
      <text:p text:style-name="P55">Row 83, insertion of C at end?</text:p>
      <text:p text:style-name="P45">Row 87, insertion of CCA at end?</text:p>
      <text:p text:style-name="P51">Row 88, insertion of 2412 characters at end?</text:p>
      <text:p text:style-name="P25">Row 89, column 208, deletion of T</text:p>
      <text:p text:style-name="P21">Row 93, column 97, insertion of GATA, <text:span text:style-name="T21">insertion of T at end?</text:span></text:p>
      <text:p text:style-name="P52">Row 94, insertion of AT at end?</text:p>
      <text:p text:style-name="P50">Row 95, insertion of TA at end?</text:p>
      <text:p text:style-name="P43">Row 96, column 211, insertion of TAAT?</text:p>
      <text:p text:style-name="P26">Row 98, insertion of CACAA at end?</text:p>
      <text:p text:style-name="P49">Row 99, insertion of GG at end?</text:p>
      <text:p text:style-name="P49">Row 108, insertion of CTT at end?</text:p>
      <text:p text:style-name="P67">Row 109, insertion of A at end?</text:p>
      <text:p text:style-name="P57">Row 118, column 80, deletion of G, deletion of T at end?</text:p>
      <text:p text:style-name="P54">Row 120, insertion of AC at end?</text:p>
      <text:p text:style-name="P44">Row 124, insertion of TCCC at end?</text:p>
      <text:p text:style-name="P20">Row 125, column 53, deletion of <text:span text:style-name="T20">TGT, column 62 deletion of G</text:span></text:p>
      <text:p text:style-name="P68">Row <text:span text:style-name="T34">129</text:span>, insertion of <text:span text:style-name="T35">A</text:span> at end?</text:p>
      <text:p text:style-name="P60">Row <text:span text:style-name="T34">131</text:span>, insertion of T at end?</text:p>
      <text:p text:style-name="P61">Row <text:span text:style-name="T34">133</text:span>, insertion of T at end?</text:p>
      <text:p text:style-name="P38">Row <text:span text:style-name="T28">1</text:span>4<text:span text:style-name="T29">1</text:span>, insertion of <text:span text:style-name="T29">CC</text:span> at end?</text:p>
      <text:p text:style-name="P37"><text:soft-page-break/>Row <text:span text:style-name="T28">1</text:span>4<text:span text:style-name="T28">4</text:span>, insertion of TT at end?</text:p>
      <text:p text:style-name="P48">Row 146, insertion of TTC at end?</text:p>
      <text:p text:style-name="P48"/>
      <text:p text:style-name="P19">FLI-L1_<text:span text:style-name="T37">5UTR</text:span></text:p>
      <text:p text:style-name="P48"/>
      <text:p text:style-name="P69">Row 17, <text:span text:style-name="T40">col 1064, </text:span>1<text:span text:style-name="T40">5</text:span> characters inserted, <text:span text:style-name="T40">col 1077, G deleted</text:span></text:p>
      <text:p text:style-name="P74">Row 93, col </text:p>
      <text:p text:style-name="P69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5:28:56.734881415</meta:creation-date>
    <dc:date>2018-04-17T00:13:52.039921867</dc:date>
    <meta:editing-duration>PT6H13M32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3" meta:paragraph-count="90" meta:word-count="591" meta:character-count="2942" meta:non-whitespace-character-count="2426"/>
  </office:meta>
</office:document-meta>
</file>